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cm"/>
    </style:style>
    <style:style style:name="gr1" style:family="graphic">
      <style:graphic-properties draw:textarea-horizontal-align="justify" draw:textarea-vertical-align="middle" draw:auto-grow-height="false" fo:min-height="0.706cm" fo:min-width="0.786cm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custom-shape draw:z-index="0" draw:name="Form 1" draw:style-name="gr1" draw:text-style-name="P1" svg:width="0.786cm" svg:height="0.706cm" svg:x="2.017cm" svg:y="9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" draw:name="Form 2" draw:style-name="gr1" draw:text-style-name="P1" svg:width="0.786cm" svg:height="0.706cm" svg:x="4.624cm" svg:y="9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" draw:name="Form 3" draw:style-name="gr1" draw:text-style-name="P1" svg:width="0.786cm" svg:height="0.706cm" svg:x="7.196cm" svg:y="9.7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" draw:name="Form 4" draw:style-name="gr1" draw:text-style-name="P1" svg:width="0.786cm" svg:height="0.706cm" svg:x="8.606cm" svg:y="10.2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" draw:name="Form 5" draw:style-name="gr1" draw:text-style-name="P1" svg:width="0.786cm" svg:height="0.706cm" svg:x="9.999cm" svg:y="9.0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" draw:name="Form 6" draw:style-name="gr1" draw:text-style-name="P1" svg:width="0.786cm" svg:height="0.706cm" svg:x="13.195cm" svg:y="8.9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" draw:name="Form 7" draw:style-name="gr1" draw:text-style-name="P1" svg:width="0.786cm" svg:height="0.706cm" svg:x="15.177cm" svg:y="10.2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7" draw:name="Form 8" draw:style-name="gr1" draw:text-style-name="P1" svg:width="0.786cm" svg:height="0.706cm" svg:x="16.036cm" svg:y="10.2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8" draw:name="Form 1" draw:style-name="gr1" draw:text-style-name="P1" svg:width="0.786cm" svg:height="0.706cm" svg:x="22.019cm" svg:y="9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9" draw:name="Form 2" draw:style-name="gr1" draw:text-style-name="P1" svg:width="0.786cm" svg:height="0.706cm" svg:x="24.626cm" svg:y="9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0" draw:name="Form 3" draw:style-name="gr1" draw:text-style-name="P1" svg:width="0.786cm" svg:height="0.706cm" svg:x="27.198cm" svg:y="9.7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1" draw:name="Form 4" draw:style-name="gr1" draw:text-style-name="P1" svg:width="0.786cm" svg:height="0.706cm" svg:x="28.608cm" svg:y="10.2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2" draw:name="Form 5" draw:style-name="gr1" draw:text-style-name="P1" svg:width="0.786cm" svg:height="0.706cm" svg:x="30.001cm" svg:y="9.0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3" draw:name="Form 6" draw:style-name="gr1" draw:text-style-name="P1" svg:width="0.786cm" svg:height="0.706cm" svg:x="33.197cm" svg:y="8.9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4" draw:name="Form 7" draw:style-name="gr1" draw:text-style-name="P1" svg:width="0.786cm" svg:height="0.706cm" svg:x="35.179cm" svg:y="10.2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5" draw:name="Form 8" draw:style-name="gr1" draw:text-style-name="P1" svg:width="0.786cm" svg:height="0.706cm" svg:x="36.038cm" svg:y="10.2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6" draw:name="Form 1" draw:style-name="gr1" draw:text-style-name="P1" svg:width="0.786cm" svg:height="0.706cm" svg:x="42.022cm" svg:y="9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7" draw:name="Form 2" draw:style-name="gr1" draw:text-style-name="P1" svg:width="0.786cm" svg:height="0.706cm" svg:x="44.629cm" svg:y="9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8" draw:name="Form 3" draw:style-name="gr1" draw:text-style-name="P1" svg:width="0.786cm" svg:height="0.706cm" svg:x="47.201cm" svg:y="9.7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9" draw:name="Form 4" draw:style-name="gr1" draw:text-style-name="P1" svg:width="0.786cm" svg:height="0.706cm" svg:x="48.611cm" svg:y="10.2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0" draw:name="Form 5" draw:style-name="gr1" draw:text-style-name="P1" svg:width="0.786cm" svg:height="0.706cm" svg:x="50.004cm" svg:y="9.0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1" draw:name="Form 6" draw:style-name="gr1" draw:text-style-name="P1" svg:width="0.786cm" svg:height="0.706cm" svg:x="53.2cm" svg:y="8.9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2" draw:name="Form 7" draw:style-name="gr1" draw:text-style-name="P1" svg:width="0.786cm" svg:height="0.706cm" svg:x="55.182cm" svg:y="10.2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3" draw:name="Form 8" draw:style-name="gr1" draw:text-style-name="P1" svg:width="0.786cm" svg:height="0.706cm" svg:x="56.041cm" svg:y="10.2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4" draw:name="Form 1" draw:style-name="gr1" draw:text-style-name="P1" svg:width="0.786cm" svg:height="0.706cm" svg:x="62.024cm" svg:y="9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5" draw:name="Form 2" draw:style-name="gr1" draw:text-style-name="P1" svg:width="0.786cm" svg:height="0.706cm" svg:x="64.631cm" svg:y="9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6" draw:name="Form 3" draw:style-name="gr1" draw:text-style-name="P1" svg:width="0.786cm" svg:height="0.706cm" svg:x="67.203cm" svg:y="9.7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7" draw:name="Form 4" draw:style-name="gr1" draw:text-style-name="P1" svg:width="0.786cm" svg:height="0.706cm" svg:x="68.613cm" svg:y="10.2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8" draw:name="Form 5" draw:style-name="gr1" draw:text-style-name="P1" svg:width="0.786cm" svg:height="0.706cm" svg:x="70.006cm" svg:y="9.0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9" draw:name="Form 6" draw:style-name="gr1" draw:text-style-name="P1" svg:width="0.786cm" svg:height="0.706cm" svg:x="73.202cm" svg:y="8.9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0" draw:name="Form 7" draw:style-name="gr1" draw:text-style-name="P1" svg:width="0.786cm" svg:height="0.706cm" svg:x="75.184cm" svg:y="10.2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1" draw:name="Form 8" draw:style-name="gr1" draw:text-style-name="P1" svg:width="0.786cm" svg:height="0.706cm" svg:x="76.043cm" svg:y="10.2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table:shapes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 table:number-columns-spanned="9" table:number-rows-spanned="1">
            <text:p>ed_st0</text:p>
          </table:table-cell>
          <table:covered-table-cell table:number-columns-repeated="8" table:style-name="ce2"/>
          <table:table-cell/>
          <table:table-cell table:style-name="ce1" office:value-type="string" calcext:value-type="string" table:number-columns-spanned="9" table:number-rows-spanned="1">
            <text:p>tra_ed_st0</text:p>
          </table:table-cell>
          <table:covered-table-cell table:number-columns-repeated="8" table:style-name="ce2"/>
          <table:table-cell/>
          <table:table-cell table:style-name="ce1" office:value-type="string" calcext:value-type="string" table:number-columns-spanned="9" table:number-rows-spanned="1">
            <text:p>str_w3_st0</text:p>
          </table:table-cell>
          <table:covered-table-cell table:number-columns-repeated="8" table:style-name="ce2"/>
          <table:table-cell/>
          <table:table-cell table:style-name="ce1" office:value-type="string" calcext:value-type="string" table:number-columns-spanned="9" table:number-rows-spanned="1">
            <text:p>x_str_w3_st2</text:p>
          </table:table-cell>
          <table:covered-table-cell table:number-columns-repeated="8" table:style-name="ce2"/>
          <table:table-cell table:number-columns-repeated="985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ed_dl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ed_dl_tr_dl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 table:number-columns-repeated="985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ed_dr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ed_dr_tr_dr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 table:number-columns-repeated="985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ed_ur</text:p>
          </table:table-cell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ed_d_tr_d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 table:number-columns-repeated="985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ed_ul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ed_r_tr_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 table:number-columns-repeated="985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ed_d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/>
          <table:table-cell table:style-name="ce2" office:value-type="string" calcext:value-type="string">
            <text:p>ed_ur</text:p>
          </table:table-cell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tr_w3_dlur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85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ed_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/>
          <table:table-cell table:style-name="ce2" office:value-type="string" calcext:value-type="string">
            <text:p>ed_ul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str_w3_uldr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/>
          <table:table-cell table:style-name="ce2" office:value-type="string" calcext:value-type="string">
            <text:p>ed_u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ed_u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str_w3_ud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85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/>
          <table:table-cell table:style-name="ce2" office:value-type="string" calcext:value-type="string">
            <text:p>ed_l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ed_l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str_w3_lr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985"/>
        </table:table-row>
        <table:table-row table:style-name="ro2">
          <table:table-cell table:style-name="ce2"/>
          <table:table-cell table:style-name="ce4" table:number-columns-repeated="8"/>
          <table:table-cell/>
          <table:table-cell table:style-name="ce2"/>
          <table:table-cell table:style-name="ce4" table:number-columns-repeated="8"/>
          <table:table-cell/>
          <table:table-cell table:style-name="ce2"/>
          <table:table-cell table:style-name="ce4" table:number-columns-repeated="8"/>
          <table:table-cell/>
          <table:table-cell table:style-name="ce2"/>
          <table:table-cell table:style-name="ce4" table:number-columns-repeated="8"/>
          <table:table-cell table:number-columns-repeated="985"/>
        </table:table-row>
        <table:table-row table:style-name="ro1">
          <table:table-cell table:style-name="ce2" office:value-type="string" calcext:value-type="string">
            <text:p>ed_l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ed_l_tr_l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str_w3_lr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2_str_w3_lr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985"/>
        </table:table-row>
        <table:table-row table:style-name="ro1">
          <table:table-cell table:style-name="ce2" office:value-type="string" calcext:value-type="string">
            <text:p>ed_u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ed_u_tr_u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str_w3_ud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2_str_w3_ud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85"/>
        </table:table-row>
        <table:table-row table:style-name="ro1">
          <table:table-cell table:style-name="ce2" office:value-type="string" calcext:value-type="string">
            <text:p>ed_r</text:p>
          </table:table-cell>
          <table:table-cell table:style-name="ce2" office:value-type="float" office:value="-1" calcext:value-type="float">
            <text:p>-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ed_r_tr_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/>
          <table:table-cell table:style-name="ce2" office:value-type="string" calcext:value-type="string">
            <text:p>str_w3_uldr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2_str_w3_uldr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ed_d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ed_d_tr_d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/>
          <table:table-cell table:style-name="ce2" office:value-type="string" calcext:value-type="string">
            <text:p>str_w3_dlur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2_str_w3_dlur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85"/>
        </table:table-row>
        <table:table-row table:style-name="ro1">
          <table:table-cell table:style-name="ce2" office:value-type="string" calcext:value-type="string">
            <text:p>ed_ul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/>
          <table:table-cell/>
          <table:table-cell table:style-name="ce2" office:value-type="string" calcext:value-type="string">
            <text:p>ed_ul_tr_ul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/>
          <table:table-cell table:style-name="ce2" office:value-type="string" calcext:value-type="string">
            <text:p>cube_w3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985"/>
        </table:table-row>
        <table:table-row table:style-name="ro1">
          <table:table-cell table:style-name="ce2" office:value-type="string" calcext:value-type="string">
            <text:p>ed_ur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/>
          <table:table-cell table:style-name="ce2" office:value-type="string" calcext:value-type="string">
            <text:p>ed_ur_tr_ur</text:p>
          </table:table-cell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/>
          <table:table-cell table:style-name="ce2" office:value-type="string" calcext:value-type="string">
            <text:p>diam_w3</text:p>
          </table:table-cell>
          <table:table-cell table:style-name="ce2" table:number-columns-repeated="4"/>
          <table:table-cell table:number-columns-repeated="4" table:style-name="ce2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ed_dr</text:p>
          </table:table-cell>
          <table:table-cell table:style-name="ce2" table:number-columns-repeated="4"/>
          <table:table-cell table:style-name="ce2" office:value-type="float" office:value="-1" calcext:value-type="float">
            <text:p>-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ed_dr_tr_dr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/>
          <table:table-cell table:style-name="ce2" office:value-type="string" calcext:value-type="string">
            <text:p>circ_w3</text:p>
          </table:table-cell>
          <table:table-cell table:number-columns-repeated="8" table:style-name="ce2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ed_dl</text:p>
          </table:table-cell>
          <table:table-cell table:style-name="ce2" table:number-columns-repeated="5"/>
          <table:table-cell table:style-name="ce2" office:value-type="float" office:value="-1" calcext:value-type="float">
            <text:p>-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ed_dl_tr_dl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 table:number-columns-repeated="98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7T09:21:25.785000000</meta:creation-date>
    <dc:date>2023-01-27T16:28:17.468000000</dc:date>
    <meta:editing-duration>PT30M9S</meta:editing-duration>
    <meta:editing-cycles>3</meta:editing-cycles>
    <meta:generator>LibreOffice/7.2.3.2$Windows_X86_64 LibreOffice_project/d166454616c1632304285822f9c83ce2e660fd92</meta:generator>
    <meta:document-statistic meta:table-count="1" meta:cell-count="156" meta:object-count="32"/>
  </office:meta>
</office:document-meta>
</file>